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282cm" fo:padding-bottom="0.282cm" fo:padding-left="0.282cm" fo:padding-right="0.573cm" fo:wrap-option="wrap"/>
    </style:style>
    <style:style style:name="gr2" style:family="graphic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36.508cm"/>
    </style:style>
    <style:style style:name="P1" style:family="paragraph">
      <style:paragraph-properties fo:margin-left="0cm" fo:margin-right="0cm" fo:margin-top="0.815cm" fo:margin-bottom="0cm" fo:line-height="98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014cm" fo:margin-right="0cm" fo:line-height="99%" fo:text-indent="-1.014cm" style:punctuation-wrap="hanging" style:line-break="strict"/>
    </style:style>
    <style:style style:name="P4" style:family="paragraph">
      <style:paragraph-properties fo:margin-left="0cm" fo:margin-right="0cm" fo:margin-top="0.33cm" fo:margin-bottom="0cm" fo:line-height="99%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T1" style:family="text">
      <style:text-properties fo:color="#ffffff" fo:font-size="54pt" style:font-family-asian="Arial" style:font-pitch-asian="variable" style:font-size-asian="54pt" style:font-family-complex="Arial" style:font-pitch-complex="variable" style:font-size-complex="54pt"/>
    </style:style>
    <style:style style:name="T2" style:family="text">
      <style:text-properties fo:color="#414242" fo:font-size="40pt" fo:font-style="italic" style:font-family-asian="Arial" style:font-pitch-asian="variable" style:font-size-asian="40pt" style:font-style-asian="italic" style:font-family-complex="Arial" style:font-pitch-complex="variable" style:font-size-complex="40pt" style:font-style-complex="italic"/>
    </style:style>
    <style:style style:name="T3" style:family="text">
      <style:text-properties fo:color="#414242" fo:font-size="36pt" fo:font-style="italic" style:font-family-asian="Arial" style:font-pitch-asian="variable" style:font-size-asian="36pt" style:font-style-asian="italic" style:font-family-complex="Arial" style:font-pitch-complex="variable" style:font-size-complex="36pt" style:font-style-complex="italic"/>
    </style:style>
    <style:style style:name="T4" style:family="text">
      <style:text-properties fo:color="#414242" fo:font-size="28pt" style:font-family-asian="Arial" style:font-pitch-asian="variable" style:font-size-asian="28pt" style:font-family-complex="Arial" style:font-pitch-complex="variable" style:font-size-complex="28pt"/>
    </style:style>
    <style:style style:name="T5" style:family="text">
      <style:text-properties fo:color="#000000" fo:font-size="28pt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6" style:family="text">
      <style:text-properties fo:color="#000000" fo:font-size="23pt" style:font-family-asian="Arial" style:font-pitch-asian="variable" style:font-size-asian="23pt" style:font-family-complex="Arial" style:font-pitch-complex="variable" style:font-size-complex="23pt"/>
    </style:style>
    <style:style style:name="T7" style:family="text">
      <style:text-properties fo:language="en" fo:country="A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41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1.014cm"/>
        <style:text-properties fo:font-family="'Lucida Grande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custom-shape draw:name="Rectangle 9" draw:style-name="gr1" draw:text-style-name="P2" draw:layer="layout" svg:width="53.807cm" svg:height="9.401cm" svg:x="1.301cm" svg:y="2.249cm">
          <text:list text:style-name="L1">
            <text:list-header>
              <text:p text:style-name="P1"><text:span text:style-name="T1">TITLE OF YOUR TALK ARIAL 54 CAPITAL LETTERS</text:span></text:p>
            </text:list-header>
          </text:list>
          <text:list text:style-name="L2">
            <text:list-header>
              <text:p text:style-name="P1"><text:span text:style-name="T2">Your Name ARIAL 40 ITALICS</text:span><text:span text:style-name="T3"><text:line-break/></text:span><text:span text:style-name="T4">School of Information Technologies ARIAL 28</text:span><text:span text:style-name="T4"><text:line-break/></text:span><text:span text:style-name="T4">Faculty of Engineering and Information Technologies – PLEASE INCLUDE FACUL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1.336cm" svg:y="12.25cm">
          <text:list text:style-name="L3">
            <text:list-header>
              <text:p text:style-name="P3"><text:span text:style-name="T5">1. Heading RGB 206, 17, 38 – Arial 28</text:span></text:p>
            </text:list-header>
          </text:list>
          <text:list text:style-name="L4">
            <text:list-item>
              <text:p text:style-name="P4"><text:span text:style-name="T6">Text Arial 23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6cm" svg:height="0.768cm" svg:x="21.048cm" svg:y="79.459cm">
          <text:list text:style-name="L1">
            <text:list-header>
              <text:p text:style-name="P5"><text:span text:style-name="T7">THIS RESEARCH IS 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" draw:text-style-name="P2" draw:layer="layout" svg:width="17.815cm" svg:height="10.619cm" svg:x="19.372cm" svg:y="12.25cm">
          <text:list text:style-name="L3">
            <text:list-header>
              <text:p text:style-name="P3"><text:span text:style-name="T5">1. Heading RGB 206, 17, 38 – Arial 28</text:span></text:p>
            </text:list-header>
          </text:list>
          <text:list text:style-name="L4">
            <text:list-item>
              <text:p text:style-name="P4"><text:span text:style-name="T6">Text Arial 23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37.408cm" svg:y="12.25cm">
          <text:list text:style-name="L3">
            <text:list-header>
              <text:p text:style-name="P3"><text:span text:style-name="T5">1. Heading RGB 206, 17, 38 – Arial 28</text:span></text:p>
            </text:list-header>
          </text:list>
          <text:list text:style-name="L4">
            <text:list-item>
              <text:p text:style-name="P4"><text:span text:style-name="T6">Text Arial 23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1.418cm" svg:height="30.421cm" svg:x="17.85cm" svg:y="6.165cm" draw:page-number="1" presentation:class="page"/>
          <draw:frame presentation:style-name="pr1" draw:layer="layout" svg:width="45.695cm" svg:height="36.508cm" svg:x="5.712cm" svg:y="38.5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917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04pt" fo:font-style="normal" fo:text-shadow="none" style:text-underline-style="none" fo:font-weight="normal" style:font-family-asian="'DejaVu Sans'" style:font-family-generic-asian="system" style:font-pitch-asian="variable" style:font-size-asian="104pt" style:font-style-asian="normal" style:font-weight-asian="normal" style:font-family-complex="'Lohit Hindi'" style:font-family-generic-complex="system" style:font-pitch-complex="variable" style:font-size-complex="10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776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54cm" fo:margin-right="0cm" fo:margin-top="0.67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76pt" fo:font-style="normal" fo:text-shadow="none" style:text-underline-style="none" fo:font-weight="normal" style:font-size-asian="76pt" style:font-style-asian="normal" style:font-weight-asian="normal" style:font-size-complex="7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81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917cm" fo:margin-bottom="0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04pt" fo:font-style="normal" fo:text-shadow="none" style:text-underline-style="none" fo:font-weight="normal" style:font-family-asian="'DejaVu Sans'" style:font-family-generic-asian="system" style:font-pitch-asian="variable" style:font-size-asian="104pt" style:font-style-asian="normal" style:font-weight-asian="normal" style:font-family-complex="'Lohit Hindi'" style:font-family-generic-complex="system" style:font-pitch-complex="variable" style:font-size-complex="10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38pt" fo:font-style="normal" fo:text-shadow="none" style:text-underline-style="none" fo:font-weight="normal" style:font-family-asian="'DejaVu Sans'" style:font-family-generic-asian="system" style:font-pitch-asian="variable" style:font-size-asian="138pt" style:font-style-asian="normal" style:font-weight-asian="normal" style:font-family-complex="'Lohit Hindi'" style:font-family-generic-complex="system" style:font-pitch-complex="variable" style:font-size-complex="1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57.12cm" fo:page-height="81.13cm" style:print-orientation="portrait"/>
    </style:page-layout>
    <style:page-layout style:name="PM1">
      <style:page-layout-properties fo:margin-top="0cm" fo:margin-bottom="0cm" fo:margin-left="0cm" fo:margin-right="0cm" fo:page-width="56.41cm" fo:page-height="84.1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4.05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4.056cm"/>
    </style:style>
    <style:style style:name="Mgr3" style:family="graphic">
      <style:graphic-properties draw:stroke="none" draw:fill="solid" draw:fill-color="#0098d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5.428cm" svg:height="23.005cm" svg:x="6.815cm" svg:y="5.056cm" draw:page-number="1"/>
      <draw:page-thumbnail draw:layer="backgroundobjects" svg:width="15.428cm" svg:height="23.005cm" svg:x="6.815cm" svg:y="29.062cm"/>
      <draw:page-thumbnail draw:layer="backgroundobjects" svg:width="15.428cm" svg:height="23.005cm" svg:x="6.815cm" svg:y="53.068cm"/>
      <draw:page-thumbnail draw:layer="backgroundobjects" svg:width="15.428cm" svg:height="23.005cm" svg:x="34.875cm" svg:y="5.056cm"/>
      <draw:page-thumbnail draw:layer="backgroundobjects" svg:width="15.428cm" svg:height="23.005cm" svg:x="34.875cm" svg:y="29.062cm"/>
      <draw:page-thumbnail draw:layer="backgroundobjects" svg:width="15.428cm" svg:height="23.005cm" svg:x="34.875cm" svg:y="53.068cm"/>
      <draw:frame draw:style-name="Mgr1" draw:text-style-name="MP1" draw:layer="backgroundobjects" svg:width="24.789cm" svg:height="4.05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24.789cm" svg:height="4.055cm" svg:x="32.3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24.789cm" svg:height="4.055cm" svg:x="0cm" svg:y="77.07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24.789cm" svg:height="4.055cm" svg:x="32.33cm" svg:y="77.07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56.409cm" svg:height="10.398cm" svg:x="0cm" svg:y="1.25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cm" svg:height="0cm" svg:x="0cm" svg:y="6.165cm" presentation:class="page"/>
        <draw:frame presentation:style-name="Default-notes" draw:layer="backgroundobjects" svg:width="45.695cm" svg:height="36.507cm" svg:x="5.712cm" svg:y="38.53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Rainer Wasinger</meta:initial-creator>
    <dc:creator>School of Information Technologies</dc:creator>
    <dc:date>2010-11-24T10:52:02</dc:date>
    <meta:editing-cycles>11</meta:editing-cycles>
    <meta:editing-duration>PT02H31M14S</meta:editing-duration>
    <meta:document-statistic meta:object-count="20"/>
    <meta:generator>OpenOffice.org/3.2$Linux OpenOffice.org_project/320m19$Build-9505</meta:generator>
  </office:meta>
</office:document-meta>
</file>